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c97" officeooo:paragraph-rsid="000d4d41"/>
    </style:style>
    <style:style style:name="P2" style:family="paragraph" style:parent-style-name="Standard">
      <style:text-properties fo:font-weight="bold" officeooo:rsid="000d4d41" officeooo:paragraph-rsid="000d4d41" style:font-weight-asian="bold" style:font-weight-complex="bold"/>
    </style:style>
    <style:style style:name="P3" style:family="paragraph" style:parent-style-name="Standard">
      <style:text-properties officeooo:rsid="000d4d41" officeooo:paragraph-rsid="000d4d41"/>
    </style:style>
    <style:style style:name="P4" style:family="paragraph" style:parent-style-name="Standard">
      <style:text-properties officeooo:rsid="000c2c97" officeooo:paragraph-rsid="000e0c52"/>
    </style:style>
    <style:style style:name="P5" style:family="paragraph" style:parent-style-name="Standard">
      <style:text-properties fo:font-weight="normal" officeooo:rsid="000e0c52" officeooo:paragraph-rsid="000e0c52" style:font-weight-asian="normal" style:font-weight-complex="normal"/>
    </style:style>
    <style:style style:name="P6" style:family="paragraph" style:parent-style-name="Standard">
      <style:text-properties officeooo:rsid="000e0c52" officeooo:paragraph-rsid="000d4d41"/>
    </style:style>
    <style:style style:name="P7" style:family="paragraph" style:parent-style-name="Standard">
      <style:text-properties fo:font-weight="bold" officeooo:rsid="000e7550" officeooo:paragraph-rsid="000e7550" style:font-weight-asian="bold" style:font-weight-complex="bold"/>
    </style:style>
    <style:style style:name="T1" style:family="text">
      <style:text-properties officeooo:rsid="001104ff"/>
    </style:style>
    <style:style style:name="T2" style:family="text">
      <style:text-properties officeooo:rsid="000e755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04ff" style:font-weight-asian="bold" style:font-weight-complex="bold"/>
    </style:style>
    <style:style style:name="T5" style:family="text">
      <style:text-properties fo:font-weight="bold" officeooo:rsid="000e7550" style:font-weight-asian="bold" style:font-weight-complex="bold"/>
    </style:style>
    <style:style style:name="T6" style:family="text">
      <style:text-properties officeooo:rsid="000e0c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Criação de um site para pedidos de comida<text:line-break/>Um único estabelecimento.<text:line-break/><text:line-break/>Segmento: Pizzaria<text:line-break/></text:p>
      <text:p text:style-name="P1"/>
      <text:p text:style-name="P2">Tela inicial: <text:span text:style-name="T1">(Roberto</text:span><text:span text:style-name="T2">)</text:span></text:p>
      <text:p text:style-name="P3">- <text:s/>Catálogo de opções de pizzas e bebidas:</text:p>
      <text:p text:style-name="P3">- Login de Cliente;</text:p>
      <text:p text:style-name="P3">- Botão para acessar o carrinho;</text:p>
      <text:p text:style-name="P3"/>
      <text:p text:style-name="P4">5 tipos de pizza<text:line-break/>- mussarela<text:line-break/>- calabresa<text:line-break/>- 4 queijos<text:line-break/>- frango<text:line-break/>- portuguesa<text:line-break/><text:line-break/>3 tipos de bebidas<text:line-break/>- Coca-Cola<text:line-break/>- Fanta<text:line-break/>- Sprite</text:p>
      <text:p text:style-name="P3"/>
      <text:p text:style-name="P3"><text:span text:style-name="T3">- Tela Carrinho de compras:</text:span><text:span text:style-name="T4">(Calebe</text:span><text:span text:style-name="T5">)</text:span></text:p>
      <text:p text:style-name="P3"><text:tab/>- As escolhas do cliente;</text:p>
      <text:p text:style-name="P3"><text:tab/>- Modificaçoes do pedido;</text:p>
      <text:p text:style-name="P3"><text:tab/>- Botão Finalizar compra</text:p>
      <text:p text:style-name="P3"><text:tab/>-Botão continuar comprando;</text:p>
      <text:p text:style-name="P3"/>
      <text:p text:style-name="P3"/>
      <text:p text:style-name="P2">- Tela de finalização do pedido: <text:span text:style-name="T2">(Lucas).</text:span></text:p>
      <text:p text:style-name="P3">- Nome dele se estiver logado aparecer dados automaticamnete.</text:p>
      <text:p text:style-name="P3">- seção frete</text:p>
      <text:p text:style-name="P3"><text:tab/>-endereço:</text:p>
      <text:p text:style-name="P3">- Valor do frete com variação de preço para 3 bairros;</text:p>
      <text:p text:style-name="P3">- Obserações do pedido.</text:p>
      <text:p text:style-name="P3"/>
      <text:p text:style-name="P2">Formas de pagamento: <text:span text:style-name="T2">(Calebe)</text:span></text:p>
      <text:p text:style-name="P2"/>
      <text:p text:style-name="P5">- Opções de retirar na loja ou Entrega;</text:p>
      <text:p text:style-name="P2"/>
      <text:p text:style-name="P3">Pix: Gerar uma chave aleatória com o valor do pedido</text:p>
      <text:p text:style-name="P3">Pagar na entrega;</text:p>
      <text:p text:style-name="P6"/>
      <text:p text:style-name="P1">- <text:span text:style-name="T6">Após a finalização do pedido voltar para a tela inicial e aparecer um pop-up com o progresso do pedido:</text:span></text:p>
      <text:p text:style-name="P1"/>
      <text:p text:style-name="P1">- <text:span text:style-name="T6">Pedido sendo preparado;</text:span></text:p>
      <text:p text:style-name="P1">- <text:span text:style-name="T6">Pedido Saiu para entrega;</text:span></text:p>
      <text:p text:style-name="P1"/>
      <text:p text:style-name="P7">Documentaçã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21:05:07.653691100</meta:creation-date>
    <dc:date>2025-09-19T20:01:03.718069100</dc:date>
    <meta:editing-duration>PT26M24S</meta:editing-duration>
    <meta:editing-cycles>4</meta:editing-cycles>
    <meta:generator>LibreOffice/25.8.0.4$Windows_X86_64 LibreOffice_project/48f00303701489684e67c38c28aff00cd5929e67</meta:generator>
    <meta:document-statistic meta:table-count="0" meta:image-count="0" meta:object-count="0" meta:page-count="1" meta:paragraph-count="25" meta:word-count="170" meta:character-count="977" meta:non-whitespace-character-count="822"/>
  </office:meta>
</office:document-meta>
</file>